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1203" officeooo:paragraph-rsid="0014120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normal" officeooo:rsid="00141203" officeooo:paragraph-rsid="00141203"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5pt" fo:font-weight="normal" officeooo:rsid="00141203" officeooo:paragraph-rsid="00141203"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141203" officeooo:paragraph-rsid="001e7bca"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160760" officeooo:paragraph-rsid="00160760"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8827d" officeooo:paragraph-rsid="0018827d"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b4db4" officeooo:paragraph-rsid="001b4db4"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ba7b4" officeooo:paragraph-rsid="001ba7b4"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e7bca" officeooo:paragraph-rsid="00141203"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e7bca" officeooo:paragraph-rsid="001e7bca"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0bc6d" officeooo:paragraph-rsid="0020bc6d"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5f374" officeooo:paragraph-rsid="0025f374"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671a7" officeooo:paragraph-rsid="002671a7"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8513a" officeooo:paragraph-rsid="0028513a" style:font-size-asian="13.1000003814697pt" style:font-weight-asian="normal" style:font-size-complex="15pt" style:font-weight-complex="normal"/>
    </style:style>
    <style:style style:name="T1" style:family="text">
      <style:text-properties officeooo:rsid="00148abf"/>
    </style:style>
    <style:style style:name="T2" style:family="text">
      <style:text-properties officeooo:rsid="001778da"/>
    </style:style>
    <style:style style:name="T3" style:family="text">
      <style:text-properties officeooo:rsid="0019831b"/>
    </style:style>
    <style:style style:name="T4" style:family="text">
      <style:text-properties officeooo:rsid="0019b91c"/>
    </style:style>
    <style:style style:name="T5" style:family="text">
      <style:text-properties officeooo:rsid="001b4db4"/>
    </style:style>
    <style:style style:name="T6" style:family="text">
      <style:text-properties officeooo:rsid="001ba7b4"/>
    </style:style>
    <style:style style:name="T7" style:family="text">
      <style:text-properties officeooo:rsid="001cd6e9"/>
    </style:style>
    <style:style style:name="T8" style:family="text">
      <style:text-properties officeooo:rsid="001e7bca"/>
    </style:style>
    <style:style style:name="T9" style:family="text">
      <style:text-properties officeooo:rsid="00207881"/>
    </style:style>
    <style:style style:name="T10" style:family="text">
      <style:text-properties officeooo:rsid="0020bc6d"/>
    </style:style>
    <style:style style:name="T11" style:family="text">
      <style:text-properties officeooo:rsid="002147dd"/>
    </style:style>
    <style:style style:name="T12" style:family="text">
      <style:text-properties officeooo:rsid="0022ecf1"/>
    </style:style>
    <style:style style:name="T13" style:family="text">
      <style:text-properties officeooo:rsid="0024c3fa"/>
    </style:style>
    <style:style style:name="T14" style:family="text">
      <style:text-properties officeooo:rsid="002671a7"/>
    </style:style>
    <style:style style:name="T15" style:family="text">
      <style:text-properties officeooo:rsid="002871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dventure Story</text:p>
      <text:p text:style-name="P2"/>
      <text:p text:style-name="P10">Intro</text:p>
      <text:p text:style-name="P4"><text:span text:style-name="T1"><text:tab/>You awake in a dimly lit room. The last thing you can remember is walking to your car last night after dinner. You met up some with friends to celebrate your new promotion at </text:span><text:span text:style-name="T8">work. Your mind starts racing as you frantically beat on the door. Is this some sort of prank? Surely not, that doesn’t make much sense. As you calm yourself down, you remember some a couple of strange letters that recently arrived in your mailbox. They mentioned that their author has been a big fan of yours for some time now, and is dying to meet you. While unsettling, you figured it was a some neighborhood kids pulling a prank since you don’t have any fans. You simply go to work and use your free time on hobby projects that interest you. Nothing that anyone would know about and be writing you letters about. Both of the letters were signed, ‘You’re secret admirer’. You realize that this isn’t the time to try and figure things out. It’s time to get out of this room. </text:span></text:p>
      <text:p text:style-name="P9"/>
      <text:p text:style-name="P3"/>
      <text:p text:style-name="P3"/>
      <text:p text:style-name="P5">Room Items to interact with:</text:p>
      <text:p text:style-name="P5"/>
      <text:p text:style-name="P8">room description: A ceiling light illuminates the room with an orange like glow. In front of you is a &lt;b&gt;door&lt;/b&gt;. To your left is a &lt;<text:span text:style-name="T9">b&gt;</text:span>bookcase&lt;/<text:span text:style-name="T9">b&gt;</text:span> <text:span text:style-name="T7">with some items strewn across the floor. To your right is a &lt;</text:span><text:span text:style-name="T9">b&gt;</text:span><text:span text:style-name="T7">coffee table&lt;/</text:span><text:span text:style-name="T9">b&gt;</text:span><text:span text:style-name="T7">. An old hardwood &lt;</text:span><text:span text:style-name="T9">b&gt;</text:span><text:span text:style-name="T7">floor&lt;/</text:span><text:span text:style-name="T9">b&gt;</text:span><text:span text:style-name="T7"> lies beneath your feet. There has to be a way out of this room.</text:span></text:p>
      <text:p text:style-name="P5"/>
      <text:p text:style-name="P6">door(text): <text:span text:style-name="T6">The door is</text:span> locked from the outside, but a keyhole is apparent on the &lt;<text:span text:style-name="T4">b&gt;</text:span>doorkno<text:span text:style-name="T5">b&lt;b&gt;</text:span>. On either side of the door hangs a painting. <text:span text:style-name="T3">To the left of the door is a painting that depicts a swamp covered with fog. Moss grows on the many trees. The painting to the right depicts a cave. A lantern illuminates the area near it, but darkness envelopes the area further into the cave. These certainly don’t invoke warm emotions. </text:span></text:p>
      <text:p text:style-name="P6"/>
      <text:p text:style-name="P14">Doorknob (text): <text:span text:style-name="T15">The painted doorknob has seen better days. The amount of paint chips missing indicates a lot of use. The doorknob has a key hole, could the key be in this room somewhere?</text:span></text:p>
      <text:p text:style-name="P5"/>
      <text:p text:style-name="P5">coffee table (text): <text:span text:style-name="T5">A few items are resting on the table. Three unlit candles that have sit side by side, with only a small amount of wax remaining above their </text:span><text:soft-page-break/><text:span text:style-name="T5">bases. A drawing depicts a person inside a room who appears to be crying. A crumpled piece of &lt;b&gt;paper&lt;/b&gt; rests beside a pen. </text:span><text:span text:style-name="T10">A pile of dirty clothes rests near the table with a thank you &lt;b&gt;card&lt;/b&gt; beside them.</text:span></text:p>
      <text:p text:style-name="P5"/>
      <text:p text:style-name="P11">Thank you card(text): <text:span text:style-name="T11">The card reads, “Thank you so much for joining me. I eagerly await our time together.”. Could this be your abductor’s handwriting? Maybe you should take this card wi</text:span><text:span text:style-name="T12">th you to use as evidence if you can escape. </text:span></text:p>
      <text:p text:style-name="P5"/>
      <text:p text:style-name="P7">Bookshelf (text): <text:span text:style-name="T13">A large bookshelf that’s nearly filled with books. Virtually every book shows signs of extensive use. On the third shelf down, an ornate &lt;b&gt;box&lt;/&gt; sits. On the floor beside the bookshelf lie paper plates, with rotting leftovers present on some of them. The smell is not pleasant. </text:span></text:p>
      <text:p text:style-name="P5"/>
      <text:p text:style-name="P5">box with lock(text): <text:span text:style-name="T13">The ornately decorated box is adorned with faces that seemingly have vines wrapping around them. Oddly, none of the faces have eyes, yet their mouth and ears still remain. The box is locked with a three digit combination lock. Each of the three wheels display the numbers zero through nine.</text:span></text:p>
      <text:p text:style-name="P5"/>
      <text:p text:style-name="P5">paper(image):</text:p>
      <text:p text:style-name="P5"/>
      <text:p text:style-name="P5">floor mat(text): <text:span text:style-name="T2">You move the floor mat and a see a small </text:span><text:span text:style-name="T14">latch beneath it</text:span><text:span text:style-name="T2">. </text:span><text:span text:style-name="T14">Pulling on it reveals a secret compartment that in the floor. </text:span><text:span text:style-name="T2"><text:s/></text:span><text:span text:style-name="T14">Residing inside the compartment is a &lt;b&gt;safe&lt;/b&gt; and an &lt;b&gt;envelope&lt;/b&gt;.</text:span></text:p>
      <text:p text:style-name="P5"/>
      <text:p text:style-name="P13">Floor: The hardwood floor has certainly seen some wear and tear. It’s covered in scratches. Some barely penetrate the surface, while others are quiet deep. You notice a floor &lt;b&gt;mat&lt;/b&gt; near the back corner of the room. It reads, “There’s no place like home”. </text:p>
      <text:p text:style-name="P5"/>
      <text:p text:style-name="P12">Safe (image): </text:p>
      <text:p text:style-name="P12"/>
      <text:p text:style-name="P12">envelope (image):</text:p>
      <text:p text:style-name="P5"/>
      <text:p text:style-name="P5"/>
      <text:p text:style-name="P5"/>
      <text:p text:style-name="P5"/>
      <text:p text:style-name="P5">safe image dimensions = 640 x 42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6T09:58:26.147000000</meta:creation-date>
    <dc:date>2021-04-18T16:26:55.247000000</dc:date>
    <meta:editing-duration>PT2H7M</meta:editing-duration>
    <meta:editing-cycles>18</meta:editing-cycles>
    <meta:generator>LibreOffice/7.0.5.2$Windows_X86_64 LibreOffice_project/64390860c6cd0aca4beafafcfd84613dd9dfb63a</meta:generator>
    <meta:document-statistic meta:table-count="0" meta:image-count="0" meta:object-count="0" meta:page-count="2" meta:paragraph-count="17" meta:word-count="658" meta:character-count="3709" meta:non-whitespace-character-count="3060"/>
  </office:meta>
</office:document-meta>
</file>